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3"/>
          <table:table-cell office:value-type="float" office:value="1" table:style-name="ce1">
            <text:p>1</text:p>
          </table:table-cell>
          <table:table-cell office:value-type="float" office:value="5" table:formula="of:=[.D1]*5" table:style-name="ce1">
            <text:p>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" table:style-name="ce1">
            <text:p>2</text:p>
          </table:table-cell>
          <table:table-cell office:value-type="float" office:value="10" table:formula="of:=[.D2]*5" table:style-name="ce1">
            <text:p>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" table:style-name="ce1">
            <text:p>3</text:p>
          </table:table-cell>
          <table:table-cell office:value-type="float" office:value="15" table:formula="of:=[.D3]*5" table:style-name="ce1">
            <text:p>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" table:style-name="ce1">
            <text:p>4</text:p>
          </table:table-cell>
          <table:table-cell office:value-type="float" office:value="20" table:formula="of:=[.D4]*5" table:style-name="ce1">
            <text:p>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" table:style-name="ce1">
            <text:p>5</text:p>
          </table:table-cell>
          <table:table-cell office:value-type="float" office:value="25" table:formula="of:=[.D5]*5" table:style-name="ce1">
            <text:p>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" table:style-name="ce1">
            <text:p>6</text:p>
          </table:table-cell>
          <table:table-cell office:value-type="float" office:value="30" table:formula="of:=[.D6]*5" table:style-name="ce1">
            <text:p>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" table:style-name="ce1">
            <text:p>7</text:p>
          </table:table-cell>
          <table:table-cell office:value-type="float" office:value="35" table:formula="of:=[.D7]*5" table:style-name="ce1">
            <text:p>3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" table:style-name="ce1">
            <text:p>8</text:p>
          </table:table-cell>
          <table:table-cell office:value-type="float" office:value="40" table:formula="of:=[.D8]*5" table:style-name="ce1">
            <text:p>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]/3000" table:style-name="ce1">
            <text:p>0</text:p>
          </table:table-cell>
          <table:table-cell table:number-columns-repeated="11"/>
          <table:table-cell table:style-name="ce1">
            <draw:frame draw:z-index="1" draw:id="id0" draw:style-name="a0" draw:name="图表 1" svg:x="0.32292in" svg:y="0.0625in" svg:width="6.16667in" svg:height="4.6041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64"/>
        </table:table-row>
        <table:table-row table:style-name="ro1">
          <table:table-cell table:number-columns-repeated="3"/>
          <table:table-cell office:value-type="float" office:value="9" table:style-name="ce1">
            <text:p>9</text:p>
          </table:table-cell>
          <table:table-cell office:value-type="float" office:value="45" table:formula="of:=[.D9]*5" table:style-name="ce1">
            <text:p>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" table:style-name="ce1">
            <text:p>10</text:p>
          </table:table-cell>
          <table:table-cell office:value-type="float" office:value="50" table:formula="of:=[.D10]*5" table:style-name="ce1">
            <text:p>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" table:style-name="ce1">
            <text:p>11</text:p>
          </table:table-cell>
          <table:table-cell office:value-type="float" office:value="55" table:formula="of:=[.D11]*5" table:style-name="ce1">
            <text:p>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2" table:style-name="ce1">
            <text:p>12</text:p>
          </table:table-cell>
          <table:table-cell office:value-type="float" office:value="60" table:formula="of:=[.D12]*5" table:style-name="ce1">
            <text:p>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3" table:style-name="ce1">
            <text:p>13</text:p>
          </table:table-cell>
          <table:table-cell office:value-type="float" office:value="65" table:formula="of:=[.D13]*5" table:style-name="ce1">
            <text:p>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4" table:style-name="ce1">
            <text:p>14</text:p>
          </table:table-cell>
          <table:table-cell office:value-type="float" office:value="70" table:formula="of:=[.D14]*5" table:style-name="ce1">
            <text:p>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5" table:style-name="ce1">
            <text:p>15</text:p>
          </table:table-cell>
          <table:table-cell office:value-type="float" office:value="75" table:formula="of:=[.D15]*5" table:style-name="ce1">
            <text:p>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6" table:style-name="ce1">
            <text:p>16</text:p>
          </table:table-cell>
          <table:table-cell office:value-type="float" office:value="80" table:formula="of:=[.D16]*5" table:style-name="ce1">
            <text:p>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7" table:style-name="ce1">
            <text:p>17</text:p>
          </table:table-cell>
          <table:table-cell office:value-type="float" office:value="85" table:formula="of:=[.D17]*5" table:style-name="ce1">
            <text:p>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8" table:style-name="ce1">
            <text:p>18</text:p>
          </table:table-cell>
          <table:table-cell office:value-type="float" office:value="90" table:formula="of:=[.D18]*5" table:style-name="ce1">
            <text:p>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9" table:style-name="ce1">
            <text:p>19</text:p>
          </table:table-cell>
          <table:table-cell office:value-type="float" office:value="95" table:formula="of:=[.D19]*5" table:style-name="ce1">
            <text:p>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0" table:style-name="ce1">
            <text:p>20</text:p>
          </table:table-cell>
          <table:table-cell office:value-type="float" office:value="100" table:formula="of:=[.D20]*5" table:style-name="ce1">
            <text:p>1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1" table:style-name="ce1">
            <text:p>21</text:p>
          </table:table-cell>
          <table:table-cell office:value-type="float" office:value="105" table:formula="of:=[.D21]*5" table:style-name="ce1">
            <text:p>1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2" table:style-name="ce1">
            <text:p>22</text:p>
          </table:table-cell>
          <table:table-cell office:value-type="float" office:value="110" table:formula="of:=[.D22]*5" table:style-name="ce1">
            <text:p>1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3" table:style-name="ce1">
            <text:p>23</text:p>
          </table:table-cell>
          <table:table-cell office:value-type="float" office:value="115" table:formula="of:=[.D23]*5" table:style-name="ce1">
            <text:p>1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4" table:style-name="ce1">
            <text:p>24</text:p>
          </table:table-cell>
          <table:table-cell office:value-type="float" office:value="120" table:formula="of:=[.D24]*5" table:style-name="ce1">
            <text:p>1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5" table:style-name="ce1">
            <text:p>25</text:p>
          </table:table-cell>
          <table:table-cell office:value-type="float" office:value="125" table:formula="of:=[.D25]*5" table:style-name="ce1">
            <text:p>1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6" table:style-name="ce1">
            <text:p>26</text:p>
          </table:table-cell>
          <table:table-cell office:value-type="float" office:value="130" table:formula="of:=[.D26]*5" table:style-name="ce1">
            <text:p>1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7" table:style-name="ce1">
            <text:p>27</text:p>
          </table:table-cell>
          <table:table-cell office:value-type="float" office:value="135" table:formula="of:=[.D27]*5" table:style-name="ce1">
            <text:p>13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8" table:style-name="ce1">
            <text:p>28</text:p>
          </table:table-cell>
          <table:table-cell office:value-type="float" office:value="140" table:formula="of:=[.D28]*5" table:style-name="ce1">
            <text:p>1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29" table:style-name="ce1">
            <text:p>29</text:p>
          </table:table-cell>
          <table:table-cell office:value-type="float" office:value="145" table:formula="of:=[.D29]*5" table:style-name="ce1">
            <text:p>1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2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0" table:style-name="ce1">
            <text:p>30</text:p>
          </table:table-cell>
          <table:table-cell office:value-type="float" office:value="150" table:formula="of:=[.D30]*5" table:style-name="ce1">
            <text:p>1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1" table:style-name="ce1">
            <text:p>31</text:p>
          </table:table-cell>
          <table:table-cell office:value-type="float" office:value="155" table:formula="of:=[.D31]*5" table:style-name="ce1">
            <text:p>1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2" table:style-name="ce1">
            <text:p>32</text:p>
          </table:table-cell>
          <table:table-cell office:value-type="float" office:value="160" table:formula="of:=[.D32]*5" table:style-name="ce1">
            <text:p>1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3" table:style-name="ce1">
            <text:p>33</text:p>
          </table:table-cell>
          <table:table-cell office:value-type="float" office:value="165" table:formula="of:=[.D33]*5" table:style-name="ce1">
            <text:p>1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4" table:style-name="ce1">
            <text:p>34</text:p>
          </table:table-cell>
          <table:table-cell office:value-type="float" office:value="170" table:formula="of:=[.D34]*5" table:style-name="ce1">
            <text:p>1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5" table:style-name="ce1">
            <text:p>35</text:p>
          </table:table-cell>
          <table:table-cell office:value-type="float" office:value="175" table:formula="of:=[.D35]*5" table:style-name="ce1">
            <text:p>1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6" table:style-name="ce1">
            <text:p>36</text:p>
          </table:table-cell>
          <table:table-cell office:value-type="float" office:value="180" table:formula="of:=[.D36]*5" table:style-name="ce1">
            <text:p>1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3333333333333332E-4" table:formula="of:=[.G36]/3000" table:style-name="ce1">
            <text:p>0.00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7" table:style-name="ce1">
            <text:p>37</text:p>
          </table:table-cell>
          <table:table-cell office:value-type="float" office:value="185" table:formula="of:=[.D37]*5" table:style-name="ce1">
            <text:p>1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8" table:style-name="ce1">
            <text:p>38</text:p>
          </table:table-cell>
          <table:table-cell office:value-type="float" office:value="190" table:formula="of:=[.D38]*5" table:style-name="ce1">
            <text:p>1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39" table:style-name="ce1">
            <text:p>39</text:p>
          </table:table-cell>
          <table:table-cell office:value-type="float" office:value="195" table:formula="of:=[.D39]*5" table:style-name="ce1">
            <text:p>1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3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0" table:style-name="ce1">
            <text:p>40</text:p>
          </table:table-cell>
          <table:table-cell office:value-type="float" office:value="200" table:formula="of:=[.D40]*5" table:style-name="ce1">
            <text:p>2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4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1" table:style-name="ce1">
            <text:p>41</text:p>
          </table:table-cell>
          <table:table-cell office:value-type="float" office:value="205" table:formula="of:=[.D41]*5" table:style-name="ce1">
            <text:p>20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3333333333333332E-4" table:formula="of:=[.G41]/3000" table:style-name="ce1">
            <text:p>0.00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2" table:style-name="ce1">
            <text:p>42</text:p>
          </table:table-cell>
          <table:table-cell office:value-type="float" office:value="210" table:formula="of:=[.D42]*5" table:style-name="ce1">
            <text:p>2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4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3" table:style-name="ce1">
            <text:p>43</text:p>
          </table:table-cell>
          <table:table-cell office:value-type="float" office:value="215" table:formula="of:=[.D43]*5" table:style-name="ce1">
            <text:p>2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4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4" table:style-name="ce1">
            <text:p>44</text:p>
          </table:table-cell>
          <table:table-cell office:value-type="float" office:value="220" table:formula="of:=[.D44]*5" table:style-name="ce1">
            <text:p>22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.3333333333333335E-3" table:formula="of:=[.G44]/3000" table:style-name="ce1">
            <text:p>0.002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5" table:style-name="ce1">
            <text:p>45</text:p>
          </table:table-cell>
          <table:table-cell office:value-type="float" office:value="225" table:formula="of:=[.D45]*5" table:style-name="ce1">
            <text:p>225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.0000000000000001E-3" table:formula="of:=[.G45]/3000" table:style-name="ce1">
            <text:p>0.00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6" table:style-name="ce1">
            <text:p>46</text:p>
          </table:table-cell>
          <table:table-cell office:value-type="float" office:value="230" table:formula="of:=[.D46]*5" table:style-name="ce1">
            <text:p>23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4.6666666666666671E-3" table:formula="of:=[.G46]/3000" table:style-name="ce1">
            <text:p>0.004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7" table:style-name="ce1">
            <text:p>47</text:p>
          </table:table-cell>
          <table:table-cell office:value-type="float" office:value="235" table:formula="of:=[.D47]*5" table:style-name="ce1">
            <text:p>235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5.3333333333333332E-3" table:formula="of:=[.G47]/3000" table:style-name="ce1">
            <text:p>0.005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8" table:style-name="ce1">
            <text:p>48</text:p>
          </table:table-cell>
          <table:table-cell office:value-type="float" office:value="240" table:formula="of:=[.D48]*5" table:style-name="ce1">
            <text:p>24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9.3333333333333341E-3" table:formula="of:=[.G48]/3000" table:style-name="ce1">
            <text:p>0.009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49" table:style-name="ce1">
            <text:p>49</text:p>
          </table:table-cell>
          <table:table-cell office:value-type="float" office:value="245" table:formula="of:=[.D49]*5" table:style-name="ce1">
            <text:p>245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.0999999999999999E-2" table:formula="of:=[.G49]/3000" table:style-name="ce1">
            <text:p>0.01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0" table:style-name="ce1">
            <text:p>50</text:p>
          </table:table-cell>
          <table:table-cell office:value-type="float" office:value="250" table:formula="of:=[.D50]*5" table:style-name="ce1">
            <text:p>250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1.6E-2" table:formula="of:=[.G50]/3000" table:style-name="ce1">
            <text:p>0.01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1" table:style-name="ce1">
            <text:p>51</text:p>
          </table:table-cell>
          <table:table-cell office:value-type="float" office:value="255" table:formula="of:=[.D51]*5" table:style-name="ce1">
            <text:p>255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1.7999999999999999E-2" table:formula="of:=[.G51]/3000" table:style-name="ce1">
            <text:p>0.018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2" table:style-name="ce1">
            <text:p>52</text:p>
          </table:table-cell>
          <table:table-cell office:value-type="float" office:value="260" table:formula="of:=[.D52]*5" table:style-name="ce1">
            <text:p>260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2.4333333333333332E-2" table:formula="of:=[.G52]/3000" table:style-name="ce1">
            <text:p>0.024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3" table:style-name="ce1">
            <text:p>53</text:p>
          </table:table-cell>
          <table:table-cell office:value-type="float" office:value="265" table:formula="of:=[.D53]*5" table:style-name="ce1">
            <text:p>265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0.03" table:formula="of:=[.G53]/3000" table:style-name="ce1">
            <text:p>0.0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4" table:style-name="ce1">
            <text:p>54</text:p>
          </table:table-cell>
          <table:table-cell office:value-type="float" office:value="270" table:formula="of:=[.D54]*5" table:style-name="ce1">
            <text:p>270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.5000000000000003E-2" table:formula="of:=[.G54]/3000" table:style-name="ce1">
            <text:p>0.035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5" table:style-name="ce1">
            <text:p>55</text:p>
          </table:table-cell>
          <table:table-cell office:value-type="float" office:value="275" table:formula="of:=[.D55]*5" table:style-name="ce1">
            <text:p>275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4.0666666666666663E-2" table:formula="of:=[.G55]/3000" table:style-name="ce1">
            <text:p>0.040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6" table:style-name="ce1">
            <text:p>56</text:p>
          </table:table-cell>
          <table:table-cell office:value-type="float" office:value="280" table:formula="of:=[.D56]*5" table:style-name="ce1">
            <text:p>280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.766666666666667E-2" table:formula="of:=[.G56]/3000" table:style-name="ce1">
            <text:p>0.047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7" table:style-name="ce1">
            <text:p>57</text:p>
          </table:table-cell>
          <table:table-cell office:value-type="float" office:value="285" table:formula="of:=[.D57]*5" table:style-name="ce1">
            <text:p>285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5.8000000000000003E-2" table:formula="of:=[.G57]/3000" table:style-name="ce1">
            <text:p>0.058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8" table:style-name="ce1">
            <text:p>58</text:p>
          </table:table-cell>
          <table:table-cell office:value-type="float" office:value="290" table:formula="of:=[.D58]*5" table:style-name="ce1">
            <text:p>290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6.2666666666666662E-2" table:formula="of:=[.G58]/3000" table:style-name="ce1">
            <text:p>0.062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59" table:style-name="ce1">
            <text:p>59</text:p>
          </table:table-cell>
          <table:table-cell office:value-type="float" office:value="295" table:formula="of:=[.D59]*5" table:style-name="ce1">
            <text:p>295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6.5000000000000002E-2" table:formula="of:=[.G59]/3000" table:style-name="ce1">
            <text:p>0.065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0" table:style-name="ce1">
            <text:p>60</text:p>
          </table:table-cell>
          <table:table-cell office:value-type="float" office:value="300" table:formula="of:=[.D60]*5" table:style-name="ce1">
            <text:p>30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6.6666666666666666E-2" table:formula="of:=[.G60]/3000" table:style-name="ce1">
            <text:p>0.066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1" table:style-name="ce1">
            <text:p>61</text:p>
          </table:table-cell>
          <table:table-cell office:value-type="float" office:value="305" table:formula="of:=[.D61]*5" table:style-name="ce1">
            <text:p>305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6.5000000000000002E-2" table:formula="of:=[.G61]/3000" table:style-name="ce1">
            <text:p>0.065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2" table:style-name="ce1">
            <text:p>62</text:p>
          </table:table-cell>
          <table:table-cell office:value-type="float" office:value="310" table:formula="of:=[.D62]*5" table:style-name="ce1">
            <text:p>310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6.3333333333333339E-2" table:formula="of:=[.G62]/3000" table:style-name="ce1">
            <text:p>0.063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3" table:style-name="ce1">
            <text:p>63</text:p>
          </table:table-cell>
          <table:table-cell office:value-type="float" office:value="315" table:formula="of:=[.D63]*5" table:style-name="ce1">
            <text:p>315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6.0333333333333336E-2" table:formula="of:=[.G63]/3000" table:style-name="ce1">
            <text:p>0.06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4" table:style-name="ce1">
            <text:p>64</text:p>
          </table:table-cell>
          <table:table-cell office:value-type="float" office:value="320" table:formula="of:=[.D64]*5" table:style-name="ce1">
            <text:p>320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5.6666666666666664E-2" table:formula="of:=[.G64]/3000" table:style-name="ce1">
            <text:p>0.056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5" table:style-name="ce1">
            <text:p>65</text:p>
          </table:table-cell>
          <table:table-cell office:value-type="float" office:value="325" table:formula="of:=[.D65]*5" table:style-name="ce1">
            <text:p>325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0.05" table:formula="of:=[.G65]/3000" table:style-name="ce1">
            <text:p>0.05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6" table:style-name="ce1">
            <text:p>66</text:p>
          </table:table-cell>
          <table:table-cell office:value-type="float" office:value="330" table:formula="of:=[.D66]*5" table:style-name="ce1">
            <text:p>330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4.1000000000000002E-2" table:formula="of:=[.G66]/3000" table:style-name="ce1">
            <text:p>0.041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7" table:style-name="ce1">
            <text:p>67</text:p>
          </table:table-cell>
          <table:table-cell office:value-type="float" office:value="335" table:formula="of:=[.D67]*5" table:style-name="ce1">
            <text:p>33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3.833333333333333E-2" table:formula="of:=[.G67]/3000" table:style-name="ce1">
            <text:p>0.038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8" table:style-name="ce1">
            <text:p>68</text:p>
          </table:table-cell>
          <table:table-cell office:value-type="float" office:value="340" table:formula="of:=[.D68]*5" table:style-name="ce1">
            <text:p>340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3.0333333333333334E-2" table:formula="of:=[.G68]/3000" table:style-name="ce1">
            <text:p>0.03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office:value-type="float" office:value="345" table:formula="of:=[.D69]*5" table:style-name="ce1">
            <text:p>345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.5000000000000001E-2" table:formula="of:=[.G69]/3000" table:style-name="ce1">
            <text:p>0.025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0" table:style-name="ce1">
            <text:p>70</text:p>
          </table:table-cell>
          <table:table-cell office:value-type="float" office:value="350" table:formula="of:=[.D70]*5" table:style-name="ce1">
            <text:p>350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0.02" table:formula="of:=[.G70]/3000" table:style-name="ce1">
            <text:p>0.02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1" table:style-name="ce1">
            <text:p>71</text:p>
          </table:table-cell>
          <table:table-cell office:value-type="float" office:value="355" table:formula="of:=[.D71]*5" table:style-name="ce1">
            <text:p>355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.3333333333333334E-2" table:formula="of:=[.G71]/3000" table:style-name="ce1">
            <text:p>0.013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2" table:style-name="ce1">
            <text:p>72</text:p>
          </table:table-cell>
          <table:table-cell office:value-type="float" office:value="360" table:formula="of:=[.D72]*5" table:style-name="ce1">
            <text:p>360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1.1333333333333334E-2" table:formula="of:=[.G72]/3000" table:style-name="ce1">
            <text:p>0.011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3" table:style-name="ce1">
            <text:p>73</text:p>
          </table:table-cell>
          <table:table-cell office:value-type="float" office:value="365" table:formula="of:=[.D73]*5" table:style-name="ce1">
            <text:p>365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7.0000000000000001E-3" table:formula="of:=[.G73]/3000" table:style-name="ce1">
            <text:p>0.00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4" table:style-name="ce1">
            <text:p>74</text:p>
          </table:table-cell>
          <table:table-cell office:value-type="float" office:value="370" table:formula="of:=[.D74]*5" table:style-name="ce1">
            <text:p>37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6.0000000000000001E-3" table:formula="of:=[.G74]/3000" table:style-name="ce1">
            <text:p>0.006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5" table:style-name="ce1">
            <text:p>75</text:p>
          </table:table-cell>
          <table:table-cell office:value-type="float" office:value="375" table:formula="of:=[.D75]*5" table:style-name="ce1">
            <text:p>375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4.3333333333333331E-3" table:formula="of:=[.G75]/3000" table:style-name="ce1">
            <text:p>0.004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6" table:style-name="ce1">
            <text:p>76</text:p>
          </table:table-cell>
          <table:table-cell office:value-type="float" office:value="380" table:formula="of:=[.D76]*5" table:style-name="ce1">
            <text:p>38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2E-3" table:formula="of:=[.G76]/3000" table:style-name="ce1">
            <text:p>0.002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7" table:style-name="ce1">
            <text:p>77</text:p>
          </table:table-cell>
          <table:table-cell office:value-type="float" office:value="385" table:formula="of:=[.D77]*5" table:style-name="ce1">
            <text:p>385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6.6666666666666664E-4" table:formula="of:=[.G77]/3000" table:style-name="ce1">
            <text:p>0.000666667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8" table:style-name="ce1">
            <text:p>78</text:p>
          </table:table-cell>
          <table:table-cell office:value-type="float" office:value="390" table:formula="of:=[.D78]*5" table:style-name="ce1">
            <text:p>3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3333333333333332E-4" table:formula="of:=[.G78]/3000" table:style-name="ce1">
            <text:p>0.00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79" table:style-name="ce1">
            <text:p>79</text:p>
          </table:table-cell>
          <table:table-cell office:value-type="float" office:value="395" table:formula="of:=[.D79]*5" table:style-name="ce1">
            <text:p>3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3333333333333332E-4" table:formula="of:=[.G79]/3000" table:style-name="ce1">
            <text:p>0.00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0" table:style-name="ce1">
            <text:p>80</text:p>
          </table:table-cell>
          <table:table-cell office:value-type="float" office:value="400" table:formula="of:=[.D80]*5" table:style-name="ce1">
            <text:p>4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1" table:style-name="ce1">
            <text:p>81</text:p>
          </table:table-cell>
          <table:table-cell office:value-type="float" office:value="405" table:formula="of:=[.D81]*5" table:style-name="ce1">
            <text:p>4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2" table:style-name="ce1">
            <text:p>82</text:p>
          </table:table-cell>
          <table:table-cell office:value-type="float" office:value="410" table:formula="of:=[.D82]*5" table:style-name="ce1">
            <text:p>4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3333333333333332E-4" table:formula="of:=[.G82]/3000" table:style-name="ce1">
            <text:p>0.00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3" table:style-name="ce1">
            <text:p>83</text:p>
          </table:table-cell>
          <table:table-cell office:value-type="float" office:value="415" table:formula="of:=[.D83]*5" table:style-name="ce1">
            <text:p>4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3333333333333332E-4" table:formula="of:=[.G83]/3000" table:style-name="ce1">
            <text:p>0.000333333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4" table:style-name="ce1">
            <text:p>84</text:p>
          </table:table-cell>
          <table:table-cell office:value-type="float" office:value="420" table:formula="of:=[.D84]*5" table:style-name="ce1">
            <text:p>4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5" table:style-name="ce1">
            <text:p>85</text:p>
          </table:table-cell>
          <table:table-cell office:value-type="float" office:value="425" table:formula="of:=[.D85]*5" table:style-name="ce1">
            <text:p>4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6" table:style-name="ce1">
            <text:p>86</text:p>
          </table:table-cell>
          <table:table-cell office:value-type="float" office:value="430" table:formula="of:=[.D86]*5" table:style-name="ce1">
            <text:p>4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7" table:style-name="ce1">
            <text:p>87</text:p>
          </table:table-cell>
          <table:table-cell office:value-type="float" office:value="435" table:formula="of:=[.D87]*5" table:style-name="ce1">
            <text:p>43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8" table:style-name="ce1">
            <text:p>88</text:p>
          </table:table-cell>
          <table:table-cell office:value-type="float" office:value="440" table:formula="of:=[.D88]*5" table:style-name="ce1">
            <text:p>4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89" table:style-name="ce1">
            <text:p>89</text:p>
          </table:table-cell>
          <table:table-cell office:value-type="float" office:value="445" table:formula="of:=[.D89]*5" table:style-name="ce1">
            <text:p>4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8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0" table:style-name="ce1">
            <text:p>90</text:p>
          </table:table-cell>
          <table:table-cell office:value-type="float" office:value="450" table:formula="of:=[.D90]*5" table:style-name="ce1">
            <text:p>4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1" table:style-name="ce1">
            <text:p>91</text:p>
          </table:table-cell>
          <table:table-cell office:value-type="float" office:value="455" table:formula="of:=[.D91]*5" table:style-name="ce1">
            <text:p>4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2" table:style-name="ce1">
            <text:p>92</text:p>
          </table:table-cell>
          <table:table-cell office:value-type="float" office:value="460" table:formula="of:=[.D92]*5" table:style-name="ce1">
            <text:p>4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3" table:style-name="ce1">
            <text:p>93</text:p>
          </table:table-cell>
          <table:table-cell office:value-type="float" office:value="465" table:formula="of:=[.D93]*5" table:style-name="ce1">
            <text:p>4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4" table:style-name="ce1">
            <text:p>94</text:p>
          </table:table-cell>
          <table:table-cell office:value-type="float" office:value="470" table:formula="of:=[.D94]*5" table:style-name="ce1">
            <text:p>4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5" table:style-name="ce1">
            <text:p>95</text:p>
          </table:table-cell>
          <table:table-cell office:value-type="float" office:value="475" table:formula="of:=[.D95]*5" table:style-name="ce1">
            <text:p>4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6" table:style-name="ce1">
            <text:p>96</text:p>
          </table:table-cell>
          <table:table-cell office:value-type="float" office:value="480" table:formula="of:=[.D96]*5" table:style-name="ce1">
            <text:p>4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7" table:style-name="ce1">
            <text:p>97</text:p>
          </table:table-cell>
          <table:table-cell office:value-type="float" office:value="485" table:formula="of:=[.D97]*5" table:style-name="ce1">
            <text:p>4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8" table:style-name="ce1">
            <text:p>98</text:p>
          </table:table-cell>
          <table:table-cell office:value-type="float" office:value="490" table:formula="of:=[.D98]*5" table:style-name="ce1">
            <text:p>4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99" table:style-name="ce1">
            <text:p>99</text:p>
          </table:table-cell>
          <table:table-cell office:value-type="float" office:value="495" table:formula="of:=[.D99]*5" table:style-name="ce1">
            <text:p>4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9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0" table:style-name="ce1">
            <text:p>100</text:p>
          </table:table-cell>
          <table:table-cell office:value-type="float" office:value="500" table:formula="of:=[.D100]*5" table:style-name="ce1">
            <text:p>5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1" table:style-name="ce1">
            <text:p>101</text:p>
          </table:table-cell>
          <table:table-cell office:value-type="float" office:value="505" table:formula="of:=[.D101]*5" table:style-name="ce1">
            <text:p>50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2" table:style-name="ce1">
            <text:p>102</text:p>
          </table:table-cell>
          <table:table-cell office:value-type="float" office:value="510" table:formula="of:=[.D102]*5" table:style-name="ce1">
            <text:p>51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3" table:style-name="ce1">
            <text:p>103</text:p>
          </table:table-cell>
          <table:table-cell office:value-type="float" office:value="515" table:formula="of:=[.D103]*5" table:style-name="ce1">
            <text:p>51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4" table:style-name="ce1">
            <text:p>104</text:p>
          </table:table-cell>
          <table:table-cell office:value-type="float" office:value="520" table:formula="of:=[.D104]*5" table:style-name="ce1">
            <text:p>52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5" table:style-name="ce1">
            <text:p>105</text:p>
          </table:table-cell>
          <table:table-cell office:value-type="float" office:value="525" table:formula="of:=[.D105]*5" table:style-name="ce1">
            <text:p>52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6" table:style-name="ce1">
            <text:p>106</text:p>
          </table:table-cell>
          <table:table-cell office:value-type="float" office:value="530" table:formula="of:=[.D106]*5" table:style-name="ce1">
            <text:p>53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7" table:style-name="ce1">
            <text:p>107</text:p>
          </table:table-cell>
          <table:table-cell office:value-type="float" office:value="535" table:formula="of:=[.D107]*5" table:style-name="ce1">
            <text:p>53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8" table:style-name="ce1">
            <text:p>108</text:p>
          </table:table-cell>
          <table:table-cell office:value-type="float" office:value="540" table:formula="of:=[.D108]*5" table:style-name="ce1">
            <text:p>54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09" table:style-name="ce1">
            <text:p>109</text:p>
          </table:table-cell>
          <table:table-cell office:value-type="float" office:value="545" table:formula="of:=[.D109]*5" table:style-name="ce1">
            <text:p>54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0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0" table:style-name="ce1">
            <text:p>110</text:p>
          </table:table-cell>
          <table:table-cell office:value-type="float" office:value="550" table:formula="of:=[.D110]*5" table:style-name="ce1">
            <text:p>55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0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1" table:style-name="ce1">
            <text:p>111</text:p>
          </table:table-cell>
          <table:table-cell office:value-type="float" office:value="555" table:formula="of:=[.D111]*5" table:style-name="ce1">
            <text:p>55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1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2" table:style-name="ce1">
            <text:p>112</text:p>
          </table:table-cell>
          <table:table-cell office:value-type="float" office:value="560" table:formula="of:=[.D112]*5" table:style-name="ce1">
            <text:p>56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2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3" table:style-name="ce1">
            <text:p>113</text:p>
          </table:table-cell>
          <table:table-cell office:value-type="float" office:value="565" table:formula="of:=[.D113]*5" table:style-name="ce1">
            <text:p>56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3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4" table:style-name="ce1">
            <text:p>114</text:p>
          </table:table-cell>
          <table:table-cell office:value-type="float" office:value="570" table:formula="of:=[.D114]*5" table:style-name="ce1">
            <text:p>57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4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5" table:style-name="ce1">
            <text:p>115</text:p>
          </table:table-cell>
          <table:table-cell office:value-type="float" office:value="575" table:formula="of:=[.D115]*5" table:style-name="ce1">
            <text:p>57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5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6" table:style-name="ce1">
            <text:p>116</text:p>
          </table:table-cell>
          <table:table-cell office:value-type="float" office:value="580" table:formula="of:=[.D116]*5" table:style-name="ce1">
            <text:p>58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6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7" table:style-name="ce1">
            <text:p>117</text:p>
          </table:table-cell>
          <table:table-cell office:value-type="float" office:value="585" table:formula="of:=[.D117]*5" table:style-name="ce1">
            <text:p>58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7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8" table:style-name="ce1">
            <text:p>118</text:p>
          </table:table-cell>
          <table:table-cell office:value-type="float" office:value="590" table:formula="of:=[.D118]*5" table:style-name="ce1">
            <text:p>5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8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19" table:style-name="ce1">
            <text:p>119</text:p>
          </table:table-cell>
          <table:table-cell office:value-type="float" office:value="595" table:formula="of:=[.D119]*5" table:style-name="ce1">
            <text:p>595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19]/3000" table:style-name="ce1">
            <text:p>0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float" office:value="120" table:style-name="ce1">
            <text:p>120</text:p>
          </table:table-cell>
          <table:table-cell office:value-type="float" office:value="600" table:formula="of:=[.D120]*5" table:style-name="ce1">
            <text:p>60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formula="of:=[.G120]/3000" table:style-name="ce1">
            <text:p>0</text:p>
          </table:table-cell>
          <table:table-cell table:number-columns-repeated="16376"/>
        </table:table-row>
        <table:table-row table:number-rows-repeated="10484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walker</dc:creator>
    <meta:creation-date>2015-04-09T22:00:50Z</meta:creation-date>
    <dc:date>2015-11-16T01:54:08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zh" style:country-asian="C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31.5002362204725pt" svg:width="444.0002362204725pt" chart:style-name="Crt0">
        <chart:title chart:style-name="CT00">
          <text:p text:style-name="a0" text:class-names="" text:cond-style-name="">图表标题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A$1:.$A$60" chart:class="chart:bar" chart:attached-axis="primary-y" chart:style-name="G0S0">
            <chart:data-point chart:repeated="6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